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Amazon</text:p>
          </table:table-cell>
          <table:table-cell table:number-columns-repeated="3"/>
          <table:table-cell office:value-type="string">
            <text:p>Costco</text:p>
          </table:table-cell>
        </table:table-row>
        <table:table-row table:style-name="ro2">
          <table:table-cell table:style-name="ce1" office:value-type="string">
            <text:p>Sep</text:p>
          </table:table-cell>
          <table:table-cell office:value-type="float" office:value="38.23">
            <text:p>38.23</text:p>
          </table:table-cell>
          <table:table-cell table:number-columns-repeated="3"/>
          <table:table-cell office:value-type="float" office:value="41.11">
            <text:p>41.11</text:p>
          </table:table-cell>
        </table:table-row>
        <table:table-row table:style-name="ro3">
          <table:table-cell office:value-type="string">
            <text:p>Oct</text:p>
          </table:table-cell>
          <table:table-cell office:value-type="float" office:value="41.29">
            <text:p>41.29</text:p>
          </table:table-cell>
          <table:table-cell table:number-columns-repeated="3"/>
          <table:table-cell office:value-type="float" office:value="41.74">
            <text:p>41.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office:value-type="string">
            <text:p>Simple</text:p>
          </table:table-cell>
          <table:table-cell table:formula="of:=[.B4]/[.B3]-1" office:value-type="float" office:value="0.0800418519487314">
            <text:p>0.0800418519</text:p>
          </table:table-cell>
          <table:table-cell table:number-columns-repeated="3"/>
          <table:table-cell table:formula="of:=[.F4]/[.F3]-1" office:value-type="float" office:value="0.0153247385064461">
            <text:p>0.0153247385</text:p>
          </table:table-cell>
        </table:table-row>
        <table:table-row table:style-name="ro3">
          <table:table-cell office:value-type="string">
            <text:p>CC return</text:p>
          </table:table-cell>
          <table:table-cell table:formula="of:=LN(1+[.B7])" office:value-type="float" office:value="0.0769997921896775">
            <text:p>0.0769997922</text:p>
          </table:table-cell>
          <table:table-cell table:number-columns-repeated="3"/>
          <table:table-cell table:formula="of:=LN(1+[.F7])" office:value-type="float" office:value="0.0152085007392676">
            <text:p>0.0152085007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Div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3">
          <table:table-cell office:value-type="string">
            <text:p>Div yield</text:p>
          </table:table-cell>
          <table:table-cell table:formula="of:=[.B10]/[.B3]" office:value-type="float" office:value="0.00261574679571018">
            <text:p>0.0026157468</text:p>
          </table:table-cell>
          <table:table-cell table:number-columns-repeated="2"/>
          <table:table-cell office:value-type="string">
            <text:p>Share Amazon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table:number-columns-repeated="4"/>
          <table:table-cell office:value-type="string">
            <text:p>Share Costco</text:p>
          </table:table-cell>
          <table:table-cell office:value-type="float" office:value="0.2">
            <text:p>0.2</text:p>
          </table:table-cell>
        </table:table-row>
        <table:table-row table:style-name="ro3">
          <table:table-cell office:value-type="string">
            <text:p>Total return</text:p>
          </table:table-cell>
          <table:table-cell table:formula="of:=[.B11]+[.B7]" office:value-type="float" office:value="0.0826575987444416">
            <text:p>0.0826575987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Portfolio:</text:p>
          </table:table-cell>
          <table:table-cell table:formula="of:=[.F11]*[.B7]+[.F12]*[.F7]" office:value-type="float" office:value="0.0670984292602743">
            <text:p>0.0670984293</text:p>
          </table:table-cell>
        </table:table-row>
        <table:table-row table:style-name="ro3">
          <table:table-cell office:value-type="string">
            <text:p>Simple-yearly</text:p>
          </table:table-cell>
          <table:table-cell table:formula="of:=([.B4]/[.B3])^12 - 1" office:value-type="float" office:value="1.51934137006217">
            <text:p>1.5193413701</text:p>
          </table:table-cell>
          <table:table-cell table:number-columns-repeated="4"/>
        </table:table-row>
        <table:table-row table:style-name="ro3">
          <table:table-cell office:value-type="string">
            <text:p>CC-yearly</text:p>
          </table:table-cell>
          <table:table-cell table:formula="of:=12*[.B8]" office:value-type="float" office:value="0.923997506276129">
            <text:p>0.9239975063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r Maci</meta:initial-creator>
    <meta:creation-date>2013-02-02T14:43:42</meta:creation-date>
    <dc:date>2013-02-02T20:02:20</dc:date>
    <dc:creator>Ilir Maci</dc:creator>
    <meta:editing-duration>PT4H48M28S</meta:editing-duration>
    <meta:editing-cycles>1</meta:editing-cycles>
    <meta:document-statistic meta:table-count="3" meta:cell-count="30" meta:object-count="0"/>
    <meta:generator>LibreOffice/3.5$Linux_X86_64 LibreOffice_project/350m1$Build-2</meta:generator>
  </office:meta>
</office:document-meta>
</file>